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draw:auto-grow-height="true" fo:min-height="3.506cm"/>
    </style:style>
    <style:style style:name="pr2" style:family="presentation" style:parent-style-name="標準-notes">
      <style:graphic-properties draw:fill-color="#ffffff" fo:min-height="13.364cm"/>
    </style:style>
    <style:style style:name="pr3" style:family="presentation" style:parent-style-name="標準-outline1">
      <style:graphic-properties fo:min-height="16.973cm"/>
    </style:style>
    <style:style style:name="pr4" style:family="presentation" style:parent-style-name="標準-title">
      <style:graphic-properties fo:min-height="3.506cm"/>
    </style:style>
    <style:style style:name="pr5" style:family="presentation" style:parent-style-name="標準-outline1">
      <style:graphic-properties fo:min-height="13.85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9">
        <draw:frame presentation:style-name="pr1" draw:layer="layout" svg:width="25.199cm" svg:height="3.506cm" svg:x="1.201cm" svg:y="7.6cm" presentation:class="title" presentation:user-transformed="true">
          <draw:text-box>
            <text:p>すわればわかる君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3" draw:layer="layout" svg:width="25.199cm" svg:height="16.973cm" svg:x="1.4cm" svg:y="1.8cm" presentation:class="outline" presentation:user-transformed="true">
          <draw:text-box>
            <text:list text:style-name="L2">
              <text:list-item>
                <text:p>研究室にこない奴がいる</text:p>
              </text:list-item>
              <text:list-item>
                <text:p>研究室に誰かいたら連絡したい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大谷 将洋</meta:initial-creator>
    <meta:creation-date>2016-03-04T15:24:03</meta:creation-date>
    <meta:editing-duration>PT16M34S</meta:editing-duration>
    <meta:editing-cycles>2</meta:editing-cycles>
    <dc:date>2016-03-04T15:55:52</dc:date>
    <dc:creator>大谷 将洋</dc:creator>
    <meta:document-statistic meta:object-count="31"/>
    <meta:generator>OpenOffice/4.0.1$Unix OpenOffice.org_project/401m5$Build-9714</meta:generator>
  </office:meta>
</office:document-meta>
</file>